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Verdana Bold" svg:font-family="'Verdana Bold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 Narrow1" svg:font-family="'Arial Narrow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Futura Lt BT" svg:font-family="'Futura Lt BT', 'Century Gothic'" style:font-family-generic="swiss" style:font-pitch="variable"/>
    <style:font-face style:name="Haettenschweiler" svg:font-family="Haettenschweile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90.01mm" style:type="center"/>
          <style:tab-stop style:position="177.54mm" style:type="right"/>
          <style:tab-stop style:position="180.04mm" style:type="right"/>
        </style:tab-stops>
      </style:paragraph-properties>
    </style:style>
    <style:style style:name="P2" style:family="paragraph" style:parent-style-name="Standard">
      <style:text-properties fo:language="zxx" fo:country="none" style:language-asian="zxx" style:country-asian="none"/>
    </style:style>
    <style:style style:name="P3" style:family="paragraph" style:parent-style-name="Standard">
      <style:text-properties fo:font-size="12pt" style:font-size-asian="12pt"/>
    </style:style>
    <style:style style:name="P4" style:family="paragraph" style:parent-style-name="Standard">
      <style:text-properties fo:color="#000000" style:text-line-through-style="none" style:font-name="Times New Roman" fo:font-size="12pt" fo:letter-spacing="normal" fo:font-style="normal" fo:font-weight="normal" style:letter-kerning="false" style:font-name-asian="Verdana Bold" style:font-size-asian="12pt" style:font-style-asian="normal" style:font-weight-asian="normal" style:font-name-complex="Verdana Bold" style:font-size-complex="12pt" style:font-style-complex="normal" style:font-weight-complex="normal"/>
    </style:style>
    <style:style style:name="P5" style:family="paragraph" style:parent-style-name="Standard">
      <style:paragraph-properties fo:margin-left="0mm" fo:margin-right="0.48mm" fo:text-indent="0mm" style:auto-text-indent="false" fo:padding="1.41mm" fo:border="0.18mm solid #000000" style:shadow="#000000 1.68mm 1.68mm">
        <style:tab-stops>
          <style:tab-stop style:position="145.03mm" style:type="right"/>
        </style:tab-stops>
      </style:paragraph-properties>
      <style:text-properties style:font-name="Arial Rounded MT Bold" fo:font-size="8pt" fo:font-weight="bold" style:font-size-asian="8pt" style:font-weight-asian="bold"/>
    </style:style>
    <style:style style:name="P6" style:family="paragraph" style:parent-style-name="Standard">
      <style:paragraph-properties fo:margin-left="0mm" fo:margin-right="0.48mm" fo:text-align="center" style:justify-single-word="false" fo:text-indent="0mm" style:auto-text-indent="false" fo:padding="1.41mm" fo:border="0.18mm solid #000000" style:shadow="#000000 1.68mm 1.68mm">
        <style:tab-stops>
          <style:tab-stop style:position="175.03mm" style:type="right"/>
        </style:tab-stops>
      </style:paragraph-properties>
      <style:text-properties style:font-name="Arial Rounded MT Bold" fo:font-size="8pt" fo:font-weight="bold" style:font-size-asian="8pt" style:font-weight-asian="bold"/>
    </style:style>
    <style:style style:name="P7" style:family="paragraph" style:parent-style-name="Standard">
      <style:paragraph-properties fo:margin-left="0mm" fo:margin-right="0.48mm" fo:text-indent="0mm" style:auto-text-indent="false" fo:padding="1.41mm" fo:border="0.18mm solid #000000" style:shadow="#000000 1.68mm 1.68mm">
        <style:tab-stops>
          <style:tab-stop style:position="145.03mm" style:type="right"/>
        </style:tab-stops>
      </style:paragraph-properties>
      <style:text-properties style:font-name="Arial Rounded MT Bold" fo:font-weight="bold" style:font-weight-asian="bold"/>
    </style:style>
    <style:style style:name="P8" style:family="paragraph" style:parent-style-name="Standard">
      <style:paragraph-properties fo:margin-left="0mm" fo:margin-right="0.48mm" fo:text-align="center" style:justify-single-word="false" fo:text-indent="0mm" style:auto-text-indent="false" fo:padding="1.41mm" fo:border="0.18mm solid #000000" style:shadow="#000000 1.68mm 1.68mm">
        <style:tab-stops>
          <style:tab-stop style:position="175.03mm" style:type="right"/>
        </style:tab-stops>
      </style:paragraph-properties>
    </style:style>
    <style:style style:name="P9" style:family="paragraph" style:parent-style-name="Standard">
      <style:paragraph-properties fo:break-before="column"/>
    </style:style>
    <style:style style:name="P10" style:family="paragraph" style:parent-style-name="Standard">
      <style:paragraph-properties fo:padding-left="1.41mm" fo:padding-right="0mm" fo:padding-top="0mm" fo:padding-bottom="0mm" fo:border-left="0.18mm solid #000000" fo:border-right="none" fo:border-top="none" fo:border-bottom="none"/>
    </style:style>
    <style:style style:name="P11" style:family="paragraph" style:parent-style-name="Contents_20_1">
      <style:paragraph-properties>
        <style:tab-stops>
          <style:tab-stop style:position="81.74mm" style:type="right" style:leader-style="dotted" style:leader-text="."/>
          <style:tab-stop style:position="177.98mm" style:type="right" style:leader-style="dotted" style:leader-text="."/>
        </style:tab-stops>
      </style:paragraph-properties>
    </style:style>
    <style:style style:name="P12" style:family="paragraph" style:parent-style-name="Tekst_20_zonder_20_opmaak">
      <style:text-properties fo:font-weight="bold" style:font-weight-asian="bold"/>
    </style:style>
    <style:style style:name="P13" style:family="paragraph" style:parent-style-name="Tekst_20_zonder_20_opmaak">
      <style:paragraph-properties>
        <style:tab-stops>
          <style:tab-stop style:position="2.72mm" style:leader-style="dotted" style:leader-text="."/>
          <style:tab-stop style:position="173.57mm" style:type="right"/>
        </style:tab-stops>
      </style:paragraph-properties>
    </style:style>
    <style:style style:name="P14" style:family="paragraph" style:parent-style-name="Tekst_20_zonder_20_opmaak">
      <style:paragraph-properties>
        <style:tab-stops>
          <style:tab-stop style:position="2.72mm" style:leader-style="dotted" style:leader-text="."/>
          <style:tab-stop style:position="87.68mm" style:type="right"/>
          <style:tab-stop style:position="173.57mm" style:type="right"/>
        </style:tab-stops>
      </style:paragraph-properties>
    </style:style>
    <style:style style:name="P15" style:family="paragraph" style:parent-style-name="Title">
      <style:paragraph-properties fo:break-before="page"/>
    </style:style>
    <style:style style:name="P16" style:family="paragraph" style:parent-style-name="Standard" style:master-page-name="First_20_Page">
      <style:paragraph-properties style:page-number="auto"/>
      <style:text-properties fo:font-size="12pt" style:font-size-asian="12pt"/>
    </style:style>
    <style:style style:name="P17" style:family="paragraph" style:parent-style-name="Standard">
      <style:paragraph-properties fo:margin-left="0mm" fo:margin-right="0.48mm" fo:text-indent="0mm" style:auto-text-indent="false" fo:padding="1.41mm" fo:border="0.18mm solid #000000" style:shadow="#000000 1.68mm 1.68mm">
        <style:tab-stops>
          <style:tab-stop style:position="172.05mm" style:type="right"/>
        </style:tab-stops>
      </style:paragraph-properties>
    </style:style>
    <style:style style:name="P18" style:family="paragraph" style:parent-style-name="Heading_20_1">
      <style:text-properties fo:color="#000000" style:text-line-through-style="none" fo:letter-spacing="normal" fo:font-style="normal" fo:font-weight="bold" style:letter-kerning="false" style:font-name-asian="Verdana Bold" style:font-style-asian="normal" style:font-weight-asian="bold" style:font-name-complex="Verdana" style:font-style-complex="normal" style:font-weight-complex="bold" style:text-scale="102%"/>
    </style:style>
    <style:style style:name="P19" style:family="paragraph" style:parent-style-name="Heading_20_2">
      <style:text-properties fo:color="#000000" style:text-line-through-style="none" style:font-name="Arial Narrow1" fo:font-size="24pt" fo:letter-spacing="normal" fo:font-style="normal" fo:font-weight="bold" style:letter-kerning="false" style:font-name-asian="Verdana Bold" style:font-size-asian="24pt" style:font-style-asian="normal" style:font-weight-asian="bold" style:font-name-complex="Verdana" style:font-size-complex="24pt" style:font-style-complex="normal" style:font-weight-complex="bold" style:text-scale="102%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officeooo:rsid="00186f4e" style:font-size-asian="14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style:font-name="Wingdings"/>
    </style:style>
    <style:style style:name="T5" style:family="text">
      <style:text-properties style:font-name="Wingdings" fo:font-size="18pt" style:font-size-asian="18pt"/>
    </style:style>
    <style:style style:name="T6" style:family="text">
      <style:text-properties style:font-name="Wingdings" fo:font-size="25pt" style:font-size-asian="25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5pt" style:font-size-asian="15pt"/>
    </style:style>
    <style:style style:name="T10" style:family="text">
      <style:text-properties fo:font-size="15pt" fo:font-weight="bold" style:font-size-asian="15pt" style:font-weight-asian="bold"/>
    </style:style>
    <style:style style:name="T11" style:family="text">
      <style:text-properties style:font-name="Arial Rounded MT Bold" fo:font-weight="bold" style:font-weight-asian="bold"/>
    </style:style>
    <style:style style:name="T12" style:family="text">
      <style:text-properties style:font-name="Arial Rounded MT Bold" fo:font-weight="bold" officeooo:rsid="00186f4e" style:font-weight-asian="bold"/>
    </style:style>
    <style:style style:name="T13" style:family="text">
      <style:text-properties style:font-name="Arial Rounded MT Bold" fo:font-size="25pt" fo:font-weight="bold" style:font-size-asian="25pt" style:font-weight-asian="bold"/>
    </style:style>
    <style:style style:name="T14" style:family="text">
      <style:text-properties fo:font-size="25pt" style:font-size-asian="25pt"/>
    </style:style>
    <style:style style:name="fr1" style:family="graphic" style:parent-style-name="Frame">
      <style:graphic-properties fo:margin-left="8.01mm" fo:margin-right="8.01mm"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writing-mode="lr-tb" fo:margin-left="0.51mm" fo:margin-right="0mm" style:editable="false">
        <style:columns fo:column-count="2">
          <style:column style:rel-width="5031*" fo:start-indent="0mm" fo:end-indent="6.24mm"/>
          <style:column style:rel-width="5031*" fo:start-indent="6.24mm" fo:end-indent="0mm"/>
        </style:columns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mm"/>
      </style:section-properties>
    </style:style>
    <style:style style:name="Sect4" style:family="section">
      <style:section-properties text:dont-balance-text-columns="false" fo:margin-left="0mm" fo:margin-right="-0.12mm" style:editable="false">
        <style:columns fo:column-count="2">
          <style:column-sep style:width="0.02mm" style:color="#000000" style:height="100%"/>
          <style:column style:rel-width="5045*" fo:start-indent="0mm" fo:end-indent="0mm"/>
          <style:column style:rel-width="5052*" fo:start-indent="0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Frame1" text:anchor-type="paragraph" svg:x="16.33mm" svg:y="0.67mm" fo:min-width="0.41mm" draw:z-index="0"><draw:text-box fo:min-height="3.7mm"><text:p text:style-name="P2"/></draw:text-box></draw:frame></text:p>
      <text:p text:style-name="P5"/>
      <text:p text:style-name="P17"><text:span text:style-name="T11"><text:s text:c="3"/>Lets </text:span><text:span text:style-name="T12">Mechelen</text:span><text:span text:style-name="T11"> <text:tab/></text:span><text:span text:style-name="T11"><text:date style:data-style-name="N106" text:date-value="2011-04-13T13:47:48.99">april 2011</text:date></text:span></text:p>
      <text:p text:style-name="P7"/>
      <text:p text:style-name="P8"><text:span text:style-name="T6">@</text:span><text:span text:style-name="T14"> <text:s text:c="2"/></text:span><text:span text:style-name="T13">De Kieslijst <text:s text:c="2"/></text:span><text:span text:style-name="T6">?</text:span></text:p>
      <text:p text:style-name="P6"/>
      <text:p text:style-name="P3"/>
      <text:h text:style-name="Heading_20_1" text:outline-level="1">Inhoudstafel</text:h>
      <text:p text:style-name="Standard"/>
      <text:section text:style-name="Sect1" text:name="Sectie1">
        <text:table-of-content text:style-name="Sect2" text:name="Inhoudsopgave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  <text:index-entry-tab-stop style:type="left" style:position="81.74mm" style:leader-char="." style:with-tab="false"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  <text:index-entry-tab-stop style:type="left" style:position="81.74mm" style:leader-char=" " style:with-tab="false"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  <text:index-entry-tab-stop style:type="left" style:position="160mm" style:leader-char="." style:with-tab="false"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  <text:index-entry-tab-stop style:type="left" style:position="155.01mm" style:leader-char="." style:with-tab="false"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  <text:index-entry-tab-stop style:type="left" style:position="150.02mm" style:leader-char="." style:with-tab="false"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  <text:index-entry-tab-stop style:type="left" style:position="145.03mm" style:leader-char="." style:with-tab="false"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  <text:index-entry-tab-stop style:type="left" style:position="140.04mm" style:leader-char="." style:with-tab="false"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  <text:index-entry-tab-stop style:type="left" style:position="135.04mm" style:leader-char="." style:with-tab="false"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  <text:index-entry-tab-stop style:type="left" style:position="130.05mm" style:leader-char="." style:with-tab="false"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  <text:index-entry-tab-stop style:type="left" style:position="125.06mm" style:leader-char="." style:with-tab="false"/>
            </text:table-of-content-entry-template>
          </text:table-of-content-source>
          <text:index-body>
            <text:p text:style-name="P11">Inhoudstafel<text:tab/>1</text:p>
            <text:p text:style-name="P11">Kieslijst Advertentierubriek<text:tab/>2</text:p>
          </text:index-body>
        </text:table-of-content>
        <text:p text:style-name="Contents_20_1"/>
        <text:p text:style-name="P12">nieuw aanbod/vraag sinds</text:p>
        <text:p text:style-name="P12">&lt;nieuwdatum&gt; <text:s/>is vetgedrukt</text:p>
        <text:p text:style-name="P9"><text:s/></text:p>
        <text:p text:style-name="P2"/>
      </text:section>
      <text:section text:style-name="Sect3" text:name="Sectie2">
        <text:p text:style-name="Title"/>
        <text:p text:style-name="P15">Noteer hier de interessante zaken uit deze kieslijst</text:p>
        <text:p text:style-name="Text_20_body"/>
        <text:p text:style-name="Text_20_body">Tips: leg mij op het toilet, neem me mee in bad, steek me in je handtas en doorsnuffel me in de tram of <text:line-break/>de wachtzaal van de tandarts,… Ik heb vast een antwoord op wat je hier en nu nodig hebt !</text:p>
        <text:p text:style-name="Standard"/>
        <text:p text:style-name="Standard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h text:style-name="Heading_20_1" text:outline-level="1">Kieslijst Advertentierubriek</text:h>
        <text:p text:style-name="Standard"/>
        <text:p text:style-name="P10"/>
        <text:p text:style-name="P10"/>
        <text:p text:style-name="P10"/>
        <text:p text:style-name="P10"/>
        <text:p text:style-name="P10"><text:script script:language="JOOScript">[#list marva.categoryGroup as group]
</text:script></text:p>
        <text:h text:style-name="P18" text:outline-level="1"><text:text-input text:description="group.@name">Klussen</text:text-input></text:h>
        <text:p text:style-name="P10"><text:script script:language="JOOScript">[#list group.category as category]
</text:script></text:p>
        <text:h text:style-name="P19" text:outline-level="2"><text:text-input text:description="category.@name">Hout</text:text-input></text:h>
        <text:p text:style-name="P4"/>
        <text:section text:style-name="Sect4" text:name="Sectie3">
          <text:p text:style-name="P14"><text:script script:language="JOOScript">[#list category.vraag.message as message]
</text:script><text:span text:style-name="T8">V </text:span><text:text-input text:description="message.content">Teksten, eindejaarswerken intikken, uitwerken (tekst en lay-out/grafisch) </text:text-input><text:tab/><text:text-input text:description="message.letscode">28</text:text-input></text:p>
          <text:p text:style-name="P13"><text:script script:language="JOOScript">[/#list]</text:script><text:script script:language="JOOScript">[#list category.aanbod.message as message]
</text:script><text:span text:style-name="T8">A </text:span><text:text-input text:description="message.content">Teksten, eindejaarswerken intikken, uitwerken (tekst en lay-out/grafisch) </text:text-input><text:tab/><text:text-input text:description="message.letscode">28</text:text-input></text:p>
          <text:p text:style-name="P13"><text:script script:language="JOOScript">[/#list]</text:script> </text:p>
        </text:section>
        <text:p text:style-name="P13"><text:s/><text:script script:language="JOOScript">[/#list]</text:script> <text:s/><text:script script:language="JOOScript">[/#list]</text:script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charset="x-symbol"/>
    <style:font-face style:name="Verdana Bold" svg:font-family="'Verdana Bold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 Narrow1" svg:font-family="'Arial Narrow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Futura Lt BT" svg:font-family="'Futura Lt BT', 'Century Gothic'" style:font-family-generic="swiss" style:font-pitch="variable"/>
    <style:font-face style:name="Haettenschweiler" svg:font-family="Haettenschweile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mm" fo:margin-right="-0.02mm" fo:orphans="2" fo:widows="2" fo:text-indent="0mm" style:auto-text-indent="false" style:writing-mode="lr-tb"/>
      <style:text-properties style:use-window-font-color="true" style:font-name="Futura Lt BT" fo:font-size="11pt" fo:language="nl" fo:country="NL" style:font-name-asian="Times New Roman1" style:font-size-asian="11pt" style:font-name-complex="Times New Roman1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9pt" fo:language="fr" fo:country="BE" style:font-size-asian="9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mm" fo:margin-right="0mm" fo:margin-top="4.23mm" fo:margin-bottom="0mm" fo:text-align="center" style:justify-single-word="false" fo:text-indent="0mm" style:auto-text-indent="false" fo:background-color="#cccccc" fo:padding="1.06mm" fo:border="0.18mm solid #000000" style:shadow="#000000 1.32mm 1.32mm">
        <style:background-image/>
      </style:paragraph-properties>
      <style:text-properties fo:font-variant="small-caps" style:text-position="4% 100%" style:font-name="Arial Narrow" fo:font-size="24pt" fo:letter-spacing="1.41mm" fo:font-weight="bold" style:font-size-asian="2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0mm" fo:margin-right="0.48mm" fo:margin-top="2.12mm" fo:margin-bottom="0mm" fo:text-indent="0mm" style:auto-text-indent="false" fo:padding-left="0mm" fo:padding-right="0mm" fo:padding-top="0mm" fo:padding-bottom="0.35mm" fo:border-left="none" fo:border-right="none" fo:border-top="none" fo:border-bottom="0.18mm solid #000000"/>
      <style:text-properties fo:font-variant="small-caps" style:font-name="Arial Narrow" fo:font-size="24pt" fo:letter-spacing="0.18mm" style:font-size-asian="2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mm" fo:margin-right="0mm" fo:margin-top="2.12mm" fo:margin-bottom="0mm" fo:text-indent="4mm" style:auto-text-indent="false" fo:padding-left="0mm" fo:padding-right="0mm" fo:padding-top="0mm" fo:padding-bottom="0.35mm" fo:border-left="none" fo:border-right="none" fo:border-top="none" fo:border-bottom="0.35mm solid #000000">
        <style:tab-stops>
          <style:tab-stop style:position="115.02mm"/>
        </style:tab-stops>
      </style:paragraph-properties>
      <style:text-properties style:font-name="Haettenschweiler" fo:font-size="15pt" style:font-size-asian="15pt"/>
    </style:style>
    <style:style style:name="Heading_20_4" style:display-name="Heading 4" style:family="paragraph" style:parent-style-name="Standard" style:next-style-name="Standaardinspringing" style:default-outline-level="4" style:class="text">
      <style:paragraph-properties fo:margin-left="5.52mm" fo:margin-right="-0.02mm" fo:text-indent="0mm" style:auto-text-indent="false"/>
      <style:text-properties style:text-underline-style="solid" style:text-underline-width="auto" style:text-underline-color="font-color"/>
    </style:style>
    <style:style style:name="Heading_20_5" style:display-name="Heading 5" style:family="paragraph" style:parent-style-name="Standard" style:next-style-name="Standaardinspringing" style:default-outline-level="5" style:class="text">
      <style:paragraph-properties fo:margin-left="12.49mm" fo:margin-right="-0.02mm" fo:text-indent="0mm" style:auto-text-indent="false"/>
      <style:text-properties fo:font-weight="bold" style:font-weight-asian="bold"/>
    </style:style>
    <style:style style:name="Heading_20_6" style:display-name="Heading 6" style:family="paragraph" style:parent-style-name="Standard" style:next-style-name="Standaardinspringing" style:default-outline-level="6" style:class="text">
      <style:paragraph-properties fo:margin-left="12.49mm" fo:margin-right="-0.02mm" fo:text-indent="0mm" style:auto-text-indent="false"/>
      <style:text-properties style:text-underline-style="solid" style:text-underline-width="auto" style:text-underline-color="font-color"/>
    </style:style>
    <style:style style:name="Heading_20_7" style:display-name="Heading 7" style:family="paragraph" style:parent-style-name="Standard" style:next-style-name="Standaardinspringing" style:default-outline-level="7" style:class="text">
      <style:paragraph-properties fo:margin-left="12.49mm" fo:margin-right="-0.02mm" fo:text-indent="0mm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ardinspringing" style:default-outline-level="8" style:class="text">
      <style:paragraph-properties fo:margin-left="12.49mm" fo:margin-right="-0.02mm" fo:text-indent="0m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ardinspringing" style:default-outline-level="9" style:class="text">
      <style:paragraph-properties fo:margin-left="12.49mm" fo:margin-right="-0.02mm" fo:text-indent="0mm" style:auto-text-indent="false"/>
      <style:text-properties fo:font-style="italic" style:font-style-asian="italic"/>
    </style:style>
    <style:style style:name="Standaardinspringing" style:family="paragraph" style:parent-style-name="Standard">
      <style:paragraph-properties fo:margin-left="5.52mm" fo:margin-right="-0.02mm" fo:text-indent="0m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mm" fo:margin-right="0mm" fo:margin-top="1.41mm" fo:margin-bottom="0mm" fo:text-indent="0mm" style:auto-text-indent="false">
        <style:tab-stops>
          <style:tab-stop style:position="81.74mm" style:type="right" style:leader-style="dotted" style:leader-text="."/>
        </style:tab-stops>
      </style:paragraph-properties>
      <style:text-properties fo:color="#000000" style:font-name="Arial" fo:font-size="11pt" fo:language="zxx" fo:country="none" style:font-size-asian="11pt" style:language-asian="zxx" style:country-asian="none"/>
    </style:style>
    <style:style style:name="Footer" style:family="paragraph" style:parent-style-name="Standard" style:class="extra">
      <style:paragraph-properties>
        <style:tab-stops>
          <style:tab-stop style:position="177.54mm" style:type="right"/>
        </style:tab-stops>
      </style:paragraph-properties>
      <style:text-properties style:font-name="Arial Rounded MT Bold" fo:font-size="11pt" style:font-size-asian="11pt"/>
    </style:style>
    <style:style style:name="Header" style:family="paragraph" style:parent-style-name="Standard" style:class="extra">
      <style:paragraph-properties fo:margin-left="-2.5mm" fo:margin-right="-2.03mm" fo:text-indent="0mm" style:auto-text-indent="false" style:border-line-width-bottom="0.02mm 0.35mm 0.02mm" fo:padding-left="0mm" fo:padding-right="0mm" fo:padding-top="0mm" fo:padding-bottom="0.35mm" fo:border-left="none" fo:border-right="none" fo:border-top="none" fo:border-bottom="0.39mm double #000000">
        <style:tab-stops>
          <style:tab-stop style:position="90.01mm" style:type="center"/>
          <style:tab-stop style:position="180.04mm" style:type="right"/>
        </style:tab-stops>
      </style:paragraph-properties>
      <style:text-properties style:font-name="Arial Rounded MT Bold"/>
    </style:style>
    <style:style style:name="Footnote" style:family="paragraph" style:parent-style-name="Standard" style:class="extra">
      <style:paragraph-properties fo:margin-left="2.12mm" fo:margin-right="-0.02mm" fo:text-indent="-2.12mm" style:auto-text-indent="false"/>
    </style:style>
    <style:style style:name="Std-inspringen" style:family="paragraph" style:parent-style-name="Standard">
      <style:paragraph-properties fo:margin-left="5.52mm" fo:margin-right="-0.02mm" fo:text-indent="0mm" style:auto-text-indent="false"/>
    </style:style>
    <style:style style:name="Omschrijving" style:family="paragraph" style:parent-style-name="Standard">
      <style:paragraph-properties fo:margin-left="4mm" fo:margin-right="5.01mm" fo:text-indent="-4mm" style:auto-text-indent="false">
        <style:tab-stops>
          <style:tab-stop style:position="85.02mm" style:type="right" style:leader-style="dotted" style:leader-text="."/>
        </style:tab-stops>
      </style:paragraph-properties>
      <style:text-properties style:font-name="Tahoma" fo:font-size="10.5pt" style:font-size-asian="10.5pt"/>
    </style:style>
    <style:style style:name="Contents_20_2" style:display-name="Contents 2" style:family="paragraph" style:parent-style-name="Standard" style:next-style-name="Standard" style:class="index">
      <style:paragraph-properties fo:margin-left="3.53mm" fo:margin-right="-0.02mm" fo:text-indent="0mm" style:auto-text-indent="false">
        <style:tab-stops>
          <style:tab-stop style:position="81.74mm" style:type="right"/>
        </style:tab-stops>
      </style:paragraph-properties>
      <style:text-properties style:font-name="Arial Narrow" fo:language="zxx" fo:country="none" style:language-asian="zxx" style:country-asian="none"/>
    </style:style>
    <style:style style:name="Tekst_20_zonder_20_opmaak" style:display-name="Tekst zonder opmaak" style:family="paragraph" style:parent-style-name="Standard">
      <style:paragraph-properties fo:margin-left="0mm" fo:margin-right="0mm" fo:text-indent="0mm" style:auto-text-indent="false"/>
      <style:text-properties style:font-name="Courier New" fo:font-size="10pt" fo:language="nl" fo:country="BE" style:font-size-asian="10pt"/>
    </style:style>
    <style:style style:name="Title" style:family="paragraph" style:parent-style-name="Standard" style:next-style-name="Subtitle" style:class="chapter">
      <style:paragraph-properties fo:margin-left="0mm" fo:margin-right="0mm" fo:margin-top="4.23mm" fo:margin-bottom="1.06mm" fo:text-align="center" style:justify-single-word="false" fo:text-indent="0mm" style:auto-text-indent="false"/>
      <style:text-properties style:font-name="Arial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4.96mm" fo:margin-right="0mm" fo:text-indent="0mm" style:auto-text-indent="false">
        <style:tab-stops>
          <style:tab-stop style:position="145.03m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9.95mm" fo:margin-right="0mm" fo:text-indent="0mm" style:auto-text-indent="false">
        <style:tab-stops>
          <style:tab-stop style:position="140.04m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4.94mm" fo:margin-right="0mm" fo:text-indent="0mm" style:auto-text-indent="false">
        <style:tab-stops>
          <style:tab-stop style:position="135.04m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9.93mm" fo:margin-right="0mm" fo:text-indent="0mm" style:auto-text-indent="false">
        <style:tab-stops>
          <style:tab-stop style:position="130.05m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25.06mm" style:type="right" style:leader-style="dotted" style:leader-text="."/>
        </style:tab-stops>
      </style:paragraph-properties>
    </style:style>
    <style:style style:name="WW8Num1z0" style:family="text">
      <style:text-properties style:font-name="Times New Roman1"/>
    </style:style>
    <style:style style:name="Standaardalinea-lettertype" style:family="text"/>
    <style:style style:name="Footnote_20_Symbol" style:display-name="Footnote Symbol" style:family="text" style:parent-style-name="Standaardalinea-lettertype">
      <style:text-properties style:text-position="37% 100%" fo:font-size="8pt" style:font-size-asian="8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style:font-name="Times New Roman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90.01mm" style:type="center"/>
          <style:tab-stop style:position="177.54mm" style:type="right"/>
          <style:tab-stop style:position="180.04mm" style:type="right"/>
        </style:tab-stops>
      </style:paragraph-properties>
    </style:style>
    <style:style style:name="MT1" style:family="text">
      <style:text-properties fo:font-size="14pt" fo:font-weight="bold" style:font-size-asian="14pt" style:font-weight-asian="bold"/>
    </style:style>
    <style:style style:name="MT2" style:family="text">
      <style:text-properties fo:font-size="14pt" fo:font-weight="bold" officeooo:rsid="00186f4e" style:font-size-asian="14pt" style:font-weight-asian="bold"/>
    </style:style>
    <style:style style:name="MT3" style:family="text">
      <style:text-properties fo:font-size="14pt" style:font-size-asian="14pt"/>
    </style:style>
    <style:style style:name="MT4" style:family="text">
      <style:text-properties style:font-name="Wingdings"/>
    </style:style>
    <style:style style:name="MT5" style:family="text">
      <style:text-properties fo:font-weight="bold" style:font-weight-asian="bold"/>
    </style:style>
    <style:style style:name="MT6" style:family="text">
      <style:text-properties style:font-name="Wingdings" fo:font-size="18pt" style:font-size-asian="18pt"/>
    </style:style>
    <style:style style:name="MT7" style:family="text">
      <style:text-properties fo:font-size="15pt" style:font-size-asian="15pt"/>
    </style:style>
    <style:style style:name="MT8" style:family="text">
      <style:text-properties fo:font-size="15pt" fo:font-weight="bold" style:font-size-asian="15pt" style:font-weight-asian="bold"/>
    </style:style>
    <style:page-layout style:name="Mpm1">
      <style:page-layout-properties fo:page-width="209.99mm" fo:page-height="296.99mm" style:num-format="1" style:print-orientation="portrait" fo:margin-top="10mm" fo:margin-bottom="16mm" fo:margin-left="17mm" fo:margin-right="15.01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88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.99mm" fo:margin-left="0mm" fo:margin-right="0mm" fo:margin-bottom="0mm" style:dynamic-spacing="true"/>
      </style:header-style>
      <style:footer-style>
        <style:header-footer-properties fo:min-height="7mm" fo:margin-left="0mm" fo:margin-right="0mm" fo:margin-top="6.01mm" style:dynamic-spacing="true"/>
      </style:footer-style>
    </style:page-layout>
    <style:page-layout style:name="Mpm2">
      <style:page-layout-properties fo:page-width="209.99mm" fo:page-height="296.99mm" style:num-format="1" style:print-orientation="portrait" fo:margin-top="10mm" fo:margin-bottom="16mm" fo:margin-left="17mm" fo:margin-right="15.01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88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mm" fo:margin-left="0mm" fo:margin-right="0mm" fo:margin-bottom="0mm"/>
      </style:header-style>
      <style:footer-style>
        <style:header-footer-properties fo:min-height="7mm" fo:margin-left="0mm" fo:margin-right="0mm" fo:margin-top="6.01mm" style:dynamic-spacing="true"/>
      </style:footer-style>
    </style:page-layout>
    <style:page-layout style:name="Mpm3">
      <style:page-layout-properties fo:page-width="209.99mm" fo:page-height="296.99mm" style:num-format="1" style:print-orientation="portrait" fo:margin-top="22mm" fo:margin-bottom="16mm" fo:margin-left="17.52mm" fo:margin-right="15.01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3.88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mm" fo:margin-left="0mm" fo:margin-right="0mm" fo:margin-bottom="0mm"/>
      </style:header-style>
      <style:footer-style>
        <style:header-footer-properties fo:min-height="7mm" fo:margin-left="0mm" fo:margin-right="0mm" fo:margin-top="6.01mm" style:dynamic-spacing="true"/>
      </style:footer-style>
    </style:page-layout>
    <style:page-layout style:name="Mpm4">
      <style:page-layout-properties fo:page-width="209.99mm" fo:page-height="296.99mm" style:num-format="1" style:print-orientation="portrait" fo:margin-top="10mm" fo:margin-bottom="16mm" fo:margin-left="17.52mm" fo:margin-right="15.01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88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11.99mm" fo:margin-left="0mm" fo:margin-right="0mm" fo:margin-bottom="11.01mm" style:dynamic-spacing="true"/>
      </style:header-style>
      <style:footer-style>
        <style:header-footer-properties fo:min-height="7mm" fo:margin-left="0mm" fo:margin-right="0mm" fo:margin-top="6.01mm" style:dynamic-spacing="true"/>
      </style:footer-style>
    </style:page-layout>
    <number:date-style style:name="N106"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Lets </text:span><text:span text:style-name="MT2">Mechelen</text:span><text:span text:style-name="MT1"><text:tab/>De Kieslijst - </text:span><text:span text:style-name="MT3"><text:date style:data-style-name="N106" text:date-value="2011-04-13T13:47:48.99">april 2011</text:date></text:span></text:p>
      </style:header>
      <style:footer>
        <text:p text:style-name="MP1"><text:tab/><text:span text:style-name="MT4"></text:span> <text:s/>blz. 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><text:tab/><text:span text:style-name="MT4"></text:span> <text:s/>blz. <text:page-number text:select-page="current">2</text:page-number></text:p>
      </style:footer>
    </style:master-page>
    <style:master-page style:name="_31__20_converteren" style:display-name="1 converteren" style:page-layout-name="Mpm3" style:next-style-name="Vervolgens_20_1_20_converteren">
      <style:header>
        <text:p text:style-name="Header"/>
      </style:header>
      <style:footer>
        <text:p text:style-name="Footer"><text:tab/><text:span text:style-name="MT4"></text:span> <text:s/>blz. <text:page-number text:select-page="current">2</text:page-number></text:p>
      </style:footer>
    </style:master-page>
    <style:master-page style:name="Vervolgens_20_1_20_converteren" style:display-name="Vervolgens 1 converteren" style:page-layout-name="Mpm4">
      <style:header>
        <text:p text:style-name="Header"><text:span text:style-name="MT5">Lets Antwerpen-Provincie</text:span><text:span text:style-name="MT1"><text:tab/></text:span><text:span text:style-name="MT6">@</text:span><text:span text:style-name="MT7"> <text:s/></text:span><text:span text:style-name="MT8">De Kieslijst <text:s/></text:span><text:span text:style-name="MT6">?</text:span><text:span text:style-name="MT1"><text:tab/></text:span><text:date style:data-style-name="N106" text:date-value="2011-04-13T13:47:48.99">april 2011</text:date></text:p>
      </style:header>
      <style:footer>
        <text:p text:style-name="Footer"><text:tab/><text:span text:style-name="MT4"></text:span> <text:s/>blz.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Vraag en Aanbod Lets</dc:title>
    <meta:initial-creator>Bernard &amp; Martine Butaye-Bouwens</meta:initial-creator>
    <meta:creation-date>2010-04-17T22:34:52</meta:creation-date>
    <dc:creator>Bernard &amp; Martine Butaye-Bouwens</dc:creator>
    <dc:date>2011-04-13T13:47:49</dc:date>
    <meta:print-date>1996-08-22T21:42:00</meta:print-date>
    <meta:editing-cycles>50</meta:editing-cycles>
    <meta:editing-duration>PT01H54M22S</meta:editing-duration>
    <meta:generator>OpenOffice.org/3.2$Linux OpenOffice.org_project/320m19$Build-9505</meta:generator>
    <meta:document-statistic meta:table-count="0" meta:image-count="0" meta:object-count="0" meta:page-count="2" meta:paragraph-count="25" meta:word-count="139" meta:character-count="764"/>
    <meta:user-defined meta:name="Info 1"/>
    <meta:user-defined meta:name="Info 2"/>
    <meta:user-defined meta:name="Info 3"/>
    <meta:user-defined meta:name="Info 4"/>
  </office:meta>
</office:document-meta>
</file>